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Mono,monospace" svg:font-family="'Roboto Mono,monospace', 'Droid Sans Mono', monospace, monospace, 'Droid Sans Fallback'"/>
  </office:font-face-decls>
  <office:automatic-styles>
    <style:style style:name="P1" style:family="paragraph" style:parent-style-name="Heading_20_4">
      <style:paragraph-properties fo:margin-left="0cm" fo:margin-right="0cm" fo:margin-top="0cm" fo:margin-bottom="0cm" style:contextual-spacing="false" style:line-height-at-least="0.529cm" fo:orphans="2" fo:widows="2" fo:text-indent="0cm" style:auto-text-indent="false" fo:padding="0cm" fo:border="none"/>
      <style:text-properties fo:font-variant="normal" fo:text-transform="none" fo:color="#626262" loext:opacity="100%" style:font-name="Muli" fo:font-size="9.75pt" fo:letter-spacing="normal" fo:font-style="normal" fo:font-weight="normal" loext:padding="0cm" loext:border="none"/>
    </style:style>
    <style:style style:name="P2" style:family="paragraph" style:parent-style-name="Heading_20_5">
      <style:paragraph-properties fo:margin-left="0cm" fo:margin-right="0cm" fo:margin-top="0cm" fo:margin-bottom="0cm" style:contextual-spacing="false" fo:orphans="2" fo:widows="2" fo:text-indent="0cm" style:auto-text-indent="false" fo:padding="0cm" fo:border="none"/>
      <style:text-properties fo:font-variant="normal" fo:text-transform="none" fo:color="#2d2d2d" loext:opacity="100%" style:font-name="Muli" fo:font-size="11.25pt" fo:letter-spacing="normal" fo:font-style="normal" fo:font-weight="normal" loext:padding="0cm" loext:border="none"/>
    </style:style>
    <style:style style:name="P3" style:family="paragraph" style:parent-style-name="Preformatted_20_Text">
      <loext:graphic-properties draw:fill="solid" draw:fill-color="#f5f5f5" draw:opacity="100%"/>
      <style:paragraph-properties fo:margin-left="0cm" fo:margin-right="0cm" fo:margin-top="0cm" fo:margin-bottom="0cm" style:contextual-spacing="false" fo:orphans="2" fo:widows="2" fo:text-indent="0cm" style:auto-text-indent="false" fo:background-color="#f5f5f5" fo:padding="0cm" fo:border="none"/>
    </style:style>
    <style:style style:name="P4" style:family="paragraph" style:parent-style-name="Preformatted_20_Text">
      <loext:graphic-properties draw:fill="solid" draw:fill-color="#f5f5f5" draw:opacity="100%"/>
      <style:paragraph-properties fo:margin-top="0cm" fo:margin-bottom="0cm" style:contextual-spacing="false" fo:orphans="2" fo:widows="2" fo:background-color="#f5f5f5" fo:padding="0cm" fo:border="none"/>
    </style:style>
    <style:style style:name="P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161d2d" loext:opacity="100%" style:font-name="Muli" fo:font-size="13.5pt" fo:letter-spacing="normal" fo:font-style="normal" fo:font-weight="bold" loext:padding="0cm" loext:border="none"/>
    </style:style>
    <style:style style:name="P6"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ff8e8e" loext:opacity="100%" style:font-name="Muli" fo:font-size="9pt" fo:letter-spacing="normal" fo:font-style="normal" fo:font-weight="bold" loext:padding="0cm" loext:border="none"/>
    </style:style>
    <style:style style:name="P7" style:family="paragraph" style:parent-style-name="Standard">
      <style:text-properties officeooo:rsid="0019d379" officeooo:paragraph-rsid="0019d379"/>
    </style:style>
    <style:style style:name="P8" style:family="paragraph" style:parent-style-name="Standard">
      <style:paragraph-properties style:line-height-at-least="0.503cm"/>
      <style:text-properties fo:color="#d4d4d4" loext:opacity="100%" style:font-name="Roboto Mono,monospace" fo:font-size="10.5pt" fo:font-weight="normal" fo:background-color="#1e1e1e"/>
    </style:style>
    <style:style style:name="P9" style:family="paragraph" style:parent-style-name="Standard">
      <style:text-properties fo:color="#d4d4d4" loext:opacity="100%" style:font-name="Roboto Mono,monospace" fo:font-size="10.5pt" fo:font-weight="normal" officeooo:rsid="0019d379" officeooo:paragraph-rsid="0019d379" fo:background-color="#1e1e1e"/>
    </style:style>
    <style:style style:name="P10" style:family="paragraph" style:parent-style-name="Standard">
      <style:paragraph-properties style:line-height-at-least="0.503cm"/>
      <style:text-properties fo:color="#ffffff" loext:opacity="100%" style:font-name="Roboto Mono,monospace" fo:font-size="10.5pt" fo:font-weight="normal" fo:background-color="#1e1e1e"/>
    </style:style>
    <style:style style:name="P11" style:family="paragraph" style:parent-style-name="Standard">
      <style:paragraph-properties style:line-height-at-least="0.503cm"/>
    </style:style>
    <style:style style:name="P12" style:family="paragraph" style:parent-style-name="Standard">
      <style:paragraph-properties fo:margin-top="0cm" fo:margin-bottom="0.499cm" style:contextual-spacing="false" style:line-height-at-least="0.503cm"/>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variant="normal" fo:text-transform="none" fo:color="#626262" loext:opacity="100%" style:font-name="Muli" fo:font-size="9.75pt" fo:letter-spacing="normal" fo:font-style="normal" fo:font-weight="normal" loext:padding="0cm" loext:border="none"/>
    </style:style>
    <style:style style:name="T2" style:family="text">
      <style:text-properties fo:color="#ff79c6" loext:opacity="100%"/>
    </style:style>
    <style:style style:name="T3" style:family="text">
      <style:text-properties fo:color="#50fa7b" loext:opacity="100%"/>
    </style:style>
    <style:style style:name="T4" style:family="text">
      <style:text-properties fo:color="#ffffff" loext:opacity="100%"/>
    </style:style>
    <style:style style:name="T5" style:family="text">
      <style:text-properties fo:color="#ffb86c" loext:opacity="100%"/>
    </style:style>
    <style:style style:name="T6" style:family="text">
      <style:text-properties fo:color="#bd93f9"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verage Marks</text:p>
      <text:p text:style-name="P6">Send Feedback</text:p>
      <text:h text:style-name="P1" text:outline-level="4"><text:bookmark text:name="write-a-program-to-input-a-name-as-a-single-character-and-marks-of-three-tests-as-m1-m2-and-m3-of-a-student-considering-all-the-three-marks-have-been-given-in-integer-format"/>Write a program to input a name(as a single character) and marks of three tests as m1, m2, and m3 of a student considering all the three marks have been given in integer format.</text:h>
      <text:h text:style-name="P1" text:outline-level="4"><text:bookmark text:name="now-you-need-to-calculate-the-average-of-the-given-marks-and-print-it-along-with-the-name-as-mentioned-in-the-output-format-section"/>Now, you need to calculate the average of the given marks and print it along with the name as mentioned in the output format section.</text:h>
      <text:h text:style-name="P1" text:outline-level="4"><text:bookmark text:name="all-the-test-marks-are-in-integers-and-hence-calculate-the-average-in-integer-as-well-that-is-you-need-to-print-the-integer-part-of-the-average-only-and-neglect-the-decimal-part"/>All the test marks are in integers and hence calculate the average in integer as well. That is, you need to print the integer part of the average only and neglect the decimal part.</text:h>
      <text:p text:style-name="P13"/>
      <text:h text:style-name="P2" text:outline-level="5"><text:bookmark text:name="input-format"/>Input format :</text:h>
      <text:p text:style-name="P3"><text:span text:style-name="Source_20_Text"><text:span text:style-name="T1">Line 1 : Name(Single character)</text:span></text:span></text:p>
      <text:p text:style-name="P4"><text:span text:style-name="Source_20_Text"><text:span text:style-name="T1">Line 2 : Marks scored in the 3 tests separated by single space. </text:span></text:span></text:p>
      <text:h text:style-name="P2" text:outline-level="5"><text:bookmark text:name="output-format"/>Output format :</text:h>
      <text:p text:style-name="P3"><text:span text:style-name="Source_20_Text"><text:span text:style-name="T1">First line of output prints the name of the student.</text:span></text:span></text:p>
      <text:p text:style-name="P4"><text:span text:style-name="Source_20_Text"><text:span text:style-name="T1">Second line of the output prints the average mark.</text:span></text:span></text:p>
      <text:h text:style-name="P2" text:outline-level="5"><text:bookmark text:name="constraints"/>Constraints</text:h>
      <text:p text:style-name="P3"><text:span text:style-name="Source_20_Text"><text:span text:style-name="T1">Marks for each student lie in the range 0 to 100 (both inclusive)</text:span></text:span></text:p>
      <text:p text:style-name="Standard"/>
      <text:p text:style-name="Standard"/>
      <text:p text:style-name="P7">Answer:-</text:p>
      <text:p text:style-name="P7"/>
      <text:p text:style-name="P9"><text:span text:style-name="T2">import</text:span> <text:span text:style-name="T3">java</text:span><text:span text:style-name="T4">.</text:span><text:span text:style-name="T3">util</text:span><text:span text:style-name="T4">.</text:span><text:span text:style-name="T3">Scanner</text:span><text:span text:style-name="T4">;</text:span></text:p>
      <text:p text:style-name="P11"/>
      <text:p text:style-name="P8"><text:span text:style-name="T2">public</text:span> <text:span text:style-name="T2">class</text:span> <text:span text:style-name="T3">Solution</text:span> <text:span text:style-name="T4">{</text:span></text:p>
      <text:p text:style-name="P12"/>
      <text:p text:style-name="P8"><text:span text:style-name="T2">public</text:span> <text:span text:style-name="T2">static</text:span> <text:span text:style-name="T5">void</text:span> <text:span text:style-name="T3">main</text:span><text:span text:style-name="T4">(</text:span><text:span text:style-name="T3">String</text:span><text:span text:style-name="T4">[]</text:span> <text:span text:style-name="T3">args</text:span><text:span text:style-name="T4">)</text:span> <text:span text:style-name="T4">{</text:span></text:p>
      <text:p text:style-name="P8"><text:span text:style-name="T3">Scanner</text:span> <text:span text:style-name="T3">sc</text:span> <text:span text:style-name="T4">=</text:span> <text:span text:style-name="T2">new</text:span> <text:span text:style-name="T3">Scanner</text:span><text:span text:style-name="T4">(</text:span><text:span text:style-name="T3">System</text:span><text:span text:style-name="T4">.</text:span><text:span text:style-name="T3">in</text:span><text:span text:style-name="T4">);</text:span></text:p>
      <text:p text:style-name="P8"><text:span text:style-name="T3">String</text:span> <text:span text:style-name="T3">Student_name</text:span> <text:span text:style-name="T4">=</text:span> <text:span text:style-name="T3">sc</text:span><text:span text:style-name="T4">.</text:span><text:span text:style-name="T3">next</text:span><text:span text:style-name="T4">();</text:span></text:p>
      <text:p text:style-name="P8"><text:span text:style-name="T5">int</text:span> <text:span text:style-name="T3">m1</text:span> <text:span text:style-name="T4">=</text:span> <text:span text:style-name="T3">sc</text:span><text:span text:style-name="T4">.</text:span><text:span text:style-name="T3">nextInt</text:span><text:span text:style-name="T4">();</text:span></text:p>
      <text:p text:style-name="P8"><text:span text:style-name="T5">int</text:span> <text:span text:style-name="T3">m2</text:span> <text:span text:style-name="T4">=</text:span> <text:span text:style-name="T3">sc</text:span><text:span text:style-name="T4">.</text:span><text:span text:style-name="T3">nextInt</text:span><text:span text:style-name="T4">();</text:span></text:p>
      <text:p text:style-name="P8"><text:span text:style-name="T5">int</text:span> <text:span text:style-name="T3">m3</text:span> <text:span text:style-name="T4">=</text:span> <text:span text:style-name="T3">sc</text:span><text:span text:style-name="T4">.</text:span><text:span text:style-name="T3">nextInt</text:span><text:span text:style-name="T4">();</text:span></text:p>
      <text:p text:style-name="P8"><text:span text:style-name="T5">int</text:span> <text:span text:style-name="T3">avr_mark</text:span> <text:span text:style-name="T4">=</text:span> <text:span text:style-name="T4">(</text:span><text:span text:style-name="T3">m1</text:span><text:span text:style-name="T4">+</text:span><text:span text:style-name="T3">m2</text:span><text:span text:style-name="T4">+</text:span><text:span text:style-name="T3">m3</text:span><text:span text:style-name="T4">)/</text:span><text:span text:style-name="T6">3</text:span><text:span text:style-name="T4">;</text:span></text:p>
      <text:p text:style-name="P8"><text:span text:style-name="T3">System</text:span><text:span text:style-name="T4">.</text:span><text:span text:style-name="T3">out</text:span><text:span text:style-name="T4">.</text:span><text:span text:style-name="T3">println</text:span><text:span text:style-name="T4">(</text:span><text:span text:style-name="T3">Student_name</text:span><text:span text:style-name="T4">);</text:span></text:p>
      <text:p text:style-name="P8"><text:span text:style-name="T3">System</text:span><text:span text:style-name="T4">.</text:span><text:span text:style-name="T3">out</text:span><text:span text:style-name="T4">.</text:span><text:span text:style-name="T3">println</text:span><text:span text:style-name="T4">(</text:span><text:span text:style-name="T3">avr_mark</text:span><text:span text:style-name="T4">);</text:span></text:p>
      <text:p text:style-name="P11"/>
      <text:p text:style-name="P10">}</text:p>
      <text:p text:style-name="P11"/>
      <text:p text:style-name="P10">}</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Mono,monospace" svg:font-family="'Roboto Mono,monospace', 'Droid Sans Mono', monospace, monospace, 'Droid Sans Fallb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8T09:34:42.632206518</meta:creation-date>
    <dc:date>2023-07-08T09:35:33.641829307</dc:date>
    <meta:editing-duration>PT53S</meta:editing-duration>
    <meta:editing-cycles>1</meta:editing-cycles>
    <meta:document-statistic meta:table-count="0" meta:image-count="0" meta:object-count="0" meta:page-count="1" meta:paragraph-count="27" meta:word-count="196" meta:character-count="1140" meta:non-whitespace-character-count="970"/>
    <meta:generator>LibreOffice/7.3.7.2$Linux_X86_64 LibreOffice_project/30$Build-2</meta:generator>
  </office:meta>
</office:document-meta>
</file>